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27">
            <text:p>2127</text:p>
          </table:table-cell>
          <table:table-cell table:style-name="ce23" office:value-type="float" office:value="212">
            <text:p>2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4">
            <text:p>664</text:p>
          </table:table-cell>
          <table:table-cell table:style-name="ce23" office:value-type="float" office:value="65">
            <text:p>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55">
            <text:p>1655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86">
            <text:p>6386</text:p>
          </table:table-cell>
          <table:table-cell table:style-name="ce23" office:value-type="float" office:value="454">
            <text:p>4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85">
            <text:p>48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92">
            <text:p>79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81">
            <text:p>981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821">
            <text:p>4821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778">
            <text:p>7778</text:p>
          </table:table-cell>
          <table:table-cell table:style-name="ce23" office:value-type="float" office:value="152">
            <text:p>1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164">
            <text:p>14164</text:p>
          </table:table-cell>
          <table:table-cell table:style-name="ce23" office:value-type="float" office:value="606">
            <text:p>60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